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objectwithoutfill">
      <style:graphic-properties svg:stroke-color="#800000" draw:marker-end="Arrow" draw:fill="none" draw:fill-color="#ff8080" draw:textarea-horizontal-align="center" draw:textarea-vertical-align="middle"/>
    </style:style>
    <style:style style:name="gr9" style:family="graphic" style:parent-style-name="objectwithoutfill">
      <style:graphic-properties svg:stroke-color="#008000" draw:marker-start="Arrow" draw:fill="none" draw:fill-color="#ff808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4cm" svg:height="2.5cm" svg:x="1.5cm" svg:y="10.5cm">
          <text:p text:style-name="P1">input_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5cm" svg:x="1.5cm" svg:y="6cm">
          <text:p text:style-name="P1">input_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.5cm" svg:x="11.5cm" svg:y="10.5cm">
          <text:p text:style-name="P1">output_ht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.5cm" svg:x="1.5cm" svg:y="15cm">
          <text:p text:style-name="P1">output_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.5cm" svg:x="23.5cm" svg:y="10.5cm">
          <text:p text:style-name="P1">Client side<text:line-break/>(jquery)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96cm" svg:height="0.725cm" svg:x="23.704cm" svg:y="13.5cm">
          <draw:text-box>
            <text:p><text:span text:style-name="T1">input_0.json</text:span></text:p>
          </draw:text-box>
        </draw:frame>
        <draw:frame draw:style-name="gr6" draw:text-style-name="P2" draw:layer="layout" svg:width="13.325cm" svg:height="0.725cm" svg:x="15.5cm" svg:y="9.5cm">
          <draw:text-box>
            <text:p><text:span text:style-name="T1">?action=command&amp;id=98767&amp;value=255&amp;dest=0&amp;plugin=0&amp;type=1</text:span></text:p>
          </draw:text-box>
        </draw:frame>
        <draw:frame draw:style-name="gr6" draw:text-style-name="P2" draw:layer="layout" svg:width="9.523cm" svg:height="0.725cm" svg:x="0.977cm" svg:y="9.275cm">
          <draw:text-box>
            <text:p><text:span text:style-name="T1">cmd(plugin_no, command_id, ivalue, typecode);</text:span></text:p>
          </draw:text-box>
        </draw:frame>
        <draw:frame draw:style-name="gr7" draw:text-style-name="P2" draw:layer="layout" svg:width="6.496cm" svg:height="1cm" svg:x="1cm" svg:y="13.5cm">
          <draw:text-box>
            <text:p><text:span text:style-name="T1">struct plugin_control commands</text:span></text:p>
          </draw:text-box>
        </draw:frame>
        <draw:path draw:style-name="gr8" draw:text-style-name="P1" draw:layer="layout" svg:width="20.467cm" svg:height="1.136cm" draw:transform="rotate (0.0555014702134092) translate (4.5cm 13.5cm)" svg:viewBox="0 0 20468 1137" svg:d="m0 27458c9014 0 19969 1109 19969 1109l499 28">
          <text:p/>
        </draw:path>
        <draw:path draw:style-name="gr9" draw:text-style-name="P1" draw:layer="layout" svg:width="20.97cm" svg:height="1.102cm" draw:transform="rotate (-0.0525344104862058) translate (4.05790385164264cm 8.8988060895281cm)" svg:viewBox="0 0 20971 1103" svg:d="m0 18450c9513 0 20971-1103 20971-1103">
          <text:p/>
        </draw:path>
        <draw:frame draw:style-name="gr10" draw:layer="layout" svg:width="4.38cm" svg:height="0.962cm" svg:x="11cm" svg:y="8.407cm">
          <draw:text-box>
            <text:p>AJAX request</text:p>
          </draw:text-box>
        </draw:frame>
        <draw:frame draw:style-name="gr6" draw:layer="layout" svg:width="4.062cm" svg:height="0.962cm" svg:x="11.438cm" svg:y="14cm">
          <draw:text-box>
            <text:p>JSON obje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lós Márton</meta:initial-creator>
    <meta:creation-date>2010-10-25T22:20:06</meta:creation-date>
    <dc:date>2011-04-16T11:36:23</dc:date>
    <meta:editing-duration>PT00H59M45S</meta:editing-duration>
    <meta:editing-cycles>2</meta:editing-cycles>
    <meta:generator>OpenOffice.org/3.2$Unix OpenOffice.org_project/320m19$Build-9505</meta:generator>
    <meta:document-statistic meta:object-count="13"/>
  </office:meta>
</office:document-meta>
</file>